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0.598cm" fo:min-width="2.386cm"/>
    </style:style>
    <style:style style:name="gr2" style:family="graphic" style:parent-style-name="standard">
      <style:graphic-properties svg:stroke-color="#000000" draw:fill-color="#ccbe00" draw:textarea-horizontal-align="justify" draw:textarea-vertical-align="middle" draw:auto-grow-height="false" fo:min-height="0.598cm" fo:min-width="2.386cm"/>
    </style:style>
    <style:style style:name="gr3" style:family="graphic" style:parent-style-name="standard">
      <style:graphic-properties svg:stroke-color="#000000" draw:fill-color="#f9a870" draw:textarea-horizontal-align="justify" draw:textarea-vertical-align="middle" draw:auto-grow-height="false" fo:min-height="0.738cm" fo:min-width="2.838cm"/>
    </style:style>
    <style:style style:name="gr4" style:family="graphic" style:parent-style-name="standard">
      <style:graphic-properties svg:stroke-color="#000000" draw:fill-color="#f9a870" draw:textarea-horizontal-align="justify" draw:textarea-vertical-align="middle" draw:auto-grow-height="false" fo:min-height="1.374cm" fo:min-width="1.124cm"/>
    </style:style>
    <style:style style:name="gr5" style:family="graphic" style:parent-style-name="standard">
      <style:graphic-properties svg:stroke-color="#000000" draw:fill-color="#808080" draw:textarea-horizontal-align="justify" draw:textarea-vertical-align="middle" draw:auto-grow-height="false" fo:min-height="0.851cm" fo:min-width="0.934cm"/>
    </style:style>
    <style:style style:name="gr6" style:family="graphic" style:parent-style-name="objectwithoutfill">
      <style:graphic-properties svg:stroke-color="#f9a870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ccbe00"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Fine_20_Dashed" svg:stroke-color="#000000" draw:fill-color="#f9a870" draw:textarea-horizontal-align="justify" draw:textarea-vertical-align="middle" draw:auto-grow-height="false" fo:min-height="0.95cm" fo:min-width="2.7cm"/>
    </style:style>
    <style:style style:name="gr10" style:family="graphic" style:parent-style-name="objectwithoutfill">
      <style:graphic-properties draw:stroke="dash" draw:stroke-dash="Fine_20_Dashed" svg:stroke-color="#f9a870"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Fine_20_Dashed" draw:marker-start="Circle_20_unfilled" draw:marker-end="Circle_20_unfill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ccbe00"/>
      <style:paragraph-properties fo:text-align="center"/>
    </style:style>
    <style:style style:name="P3" style:family="paragraph">
      <loext:graphic-properties draw:fill-color="#f9a870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9a870"/>
      <style:paragraph-properties fo:text-align="center"/>
      <style:text-properties fo:color="#808080"/>
    </style:style>
    <style:style style:name="T1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3.2cm" svg:height="1.2cm" svg:x="10.161cm" svg:y="11.642cm">
          <draw:glue-point draw:id="8" svg:x="-4.375cm" svg:y="-3.333cm"/>
          <draw:glue-point draw:id="9" svg:x="-4.375cm" svg:y="3.333cm"/>
          <draw:glue-point draw:id="10" svg:x="-3.75cm" svg:y="-5.008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draw:glue-point draw:id="16" svg:x="-1.875cm" svg:y="-5cm"/>
          <draw:glue-point draw:id="17" svg:x="-3.437cm" svg:y="5cm"/>
          <draw:glue-point draw:id="18" svg:x="3.415cm" svg:y="5.016cm"/>
          <text:p text:style-name="P1">local-elec-grid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6" draw:id="id6" draw:layer="layout" svg:width="3.2cm" svg:height="1.2cm" svg:x="10.117cm" svg:y="13.922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H2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3" xml:id="id2" draw:id="id2" draw:layer="layout" svg:width="3.7cm" svg:height="1.4cm" svg:x="20.519cm" svg:y="12.59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lo_temp_heat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3" xml:id="id4" draw:id="id4" draw:layer="layout" svg:width="2.3cm" svg:height="2.3cm" svg:x="25.945cm" svg:y="12.136cm">
          <text:p text:style-name="P1">lo-temp-<text:line-break/>heat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xml:id="id1" draw:id="id1" draw:layer="layout" svg:width="2.4cm" svg:height="1.1cm" svg:x="16.056cm" svg:y="11.68cm">
          <draw:glue-point draw:id="8" svg:x="4.129cm" svg:y="-1.954cm"/>
          <text:p text:style-name="P1">ASHP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" draw:text-style-name="P4" xml:id="id3" draw:id="id3" draw:layer="layout" svg:width="2.4cm" svg:height="1.1cm" svg:x="16.056cm" svg:y="13.98cm">
          <text:p text:style-name="P1">H2_boil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6" draw:text-style-name="P5" draw:layer="layout" draw:type="curve" svg:x1="18.456cm" svg:y1="12.23cm" svg:x2="20.751cm" svg:y2="12.824cm" draw:start-shape="id1" draw:start-glue-point="7" draw:end-shape="id2" draw:end-glue-point="8" svg:d="M18456 12230c1548 0 401 594 2295 594" svg:viewBox="0 0 2296 595">
          <text:p/>
        </draw:connector>
        <draw:connector draw:style-name="gr6" draw:text-style-name="P5" draw:layer="layout" draw:type="curve" svg:x1="18.456cm" svg:y1="14.53cm" svg:x2="20.751cm" svg:y2="13.756cm" draw:start-shape="id3" draw:start-glue-point="7" draw:end-shape="id2" draw:end-glue-point="9" svg:d="M18456 14530c1548 0 401-774 2295-774" svg:viewBox="0 0 2296 775">
          <text:p/>
        </draw:connector>
        <draw:connector draw:style-name="gr6" draw:text-style-name="P5" draw:layer="layout" draw:type="curve" svg:x1="24.219cm" svg:y1="13.29cm" svg:x2="25.945cm" svg:y2="13.286cm" draw:start-shape="id2" draw:start-glue-point="7" draw:end-shape="id4" draw:end-glue-point="6" svg:d="M24219 13290c1296 0 433-4 1726-4" svg:viewBox="0 0 1727 5">
          <text:p/>
        </draw:connector>
        <draw:connector draw:style-name="gr7" draw:text-style-name="P5" draw:layer="layout" draw:type="curve" svg:x1="13.361cm" svg:y1="12.242cm" svg:x2="16.056cm" svg:y2="12.23cm" draw:start-shape="id5" draw:start-glue-point="7" draw:end-shape="id1" draw:end-glue-point="5" svg:d="M13361 12242c2022 0 675-12 2695-12" svg:viewBox="0 0 2696 13">
          <text:p/>
        </draw:connector>
        <draw:connector draw:style-name="gr8" draw:text-style-name="P5" draw:layer="layout" draw:type="curve" svg:x1="13.317cm" svg:y1="14.522cm" svg:x2="16.056cm" svg:y2="14.53cm" draw:start-shape="id6" draw:start-glue-point="7" draw:end-shape="id3" draw:end-glue-point="5" svg:d="M13317 14522c2055 0 686 8 2739 8" svg:viewBox="0 0 2740 9">
          <text:p/>
        </draw:connector>
        <draw:custom-shape draw:style-name="gr9" draw:text-style-name="P6" xml:id="id7" draw:id="id7" draw:layer="layout" svg:width="3.2cm" svg:height="1.2cm" svg:x="15.758cm" svg:y="9.557cm">
          <draw:glue-point draw:id="8" svg:x="4.121cm" svg:y="2.666cm"/>
          <text:p text:style-name="P1"><text:span text:style-name="T1">Heat RE</text:span><text:span text:style-name="T1"><text:line-break/></text:span><text:span text:style-name="T1">(tacit)</text:span>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0" draw:text-style-name="P5" draw:layer="layout" draw:type="curve" svg:x1="18.958cm" svg:y1="10.157cm" svg:x2="21.56cm" svg:y2="12.59cm" draw:start-shape="id7" draw:start-glue-point="5" draw:end-shape="id2" draw:end-glue-point="10" svg:d="M18958 10157c1735 0 2602 811 2602 2433" svg:viewBox="0 0 2603 2434">
          <text:p/>
        </draw:connector>
        <draw:connector draw:style-name="gr11" draw:text-style-name="P5" draw:layer="layout" draw:type="curve" draw:line-skew="-0.271cm" svg:x1="18.246cm" svg:y1="12.016cm" svg:x2="18.676cm" svg:y2="10.476cm" draw:start-shape="id1" draw:start-glue-point="8" draw:end-shape="id7" draw:end-glue-point="8" svg:d="M18246 12016c1413 0 1198-1540 430-1540" svg:viewBox="0 0 1036 15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7T11:50:18.487693791</meta:creation-date>
    <meta:generator>LibreOffice/6.0.7.3$Linux_X86_64 LibreOffice_project/00m0$Build-3</meta:generator>
    <dc:date>2021-02-16T17:38:58.077358763</dc:date>
    <meta:editing-duration>PT21H2M38S</meta:editing-duration>
    <meta:editing-cycles>36</meta:editing-cycles>
    <dc:creator>Barry McMullin</dc:creator>
    <meta:document-statistic meta:object-count="14"/>
  </office:meta>
</office:document-meta>
</file>